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1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7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fo:color="#000000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20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0" style:family="paragraph" style:parent-style-name="Text_20_body">
      <style:paragraph-properties fo:line-height="100%" fo:text-align="justify" style:justify-single-word="false"/>
      <style:text-properties fo:font-size="6pt" style:font-size-asian="6pt" style:font-size-complex="6pt"/>
    </style:style>
    <style:style style:name="P3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2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3" style:family="paragraph" style:parent-style-name="Standard">
      <style:paragraph-properties fo:margin-top="0.0402in" fo:margin-bottom="0in" fo:text-align="center" style:justify-single-word="false"/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3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5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13" style:family="text">
      <style:text-properties style:font-name="Arial" fo:font-size="10pt" fo:language="ru" fo:country="RU" style:font-size-asian="10pt" style:font-name-complex="Arial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5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16" style:family="text">
      <style:text-properties style:font-name="Arial" fo:font-size="10pt" style:text-underline-style="none" style:font-size-asian="10pt" style:font-name-complex="Arial" style:font-size-complex="10pt"/>
    </style:style>
    <style:style style:name="T17" style:family="text">
      <style:text-properties style:font-name="Arial" fo:font-size="9pt" style:font-size-asian="9pt" style:font-size-complex="9pt"/>
    </style:style>
    <style:style style:name="T18" style:family="text">
      <style:text-properties style:font-name="Arial" fo:font-size="9pt" fo:language="en" fo:country="US" style:font-size-asian="9pt" style:font-size-complex="9pt"/>
    </style:style>
    <style:style style:name="T19" style:family="text">
      <style:text-properties style:font-name="Arial" fo:font-size="9pt" fo:language="en" fo:country="US" style:text-underline-style="none" style:font-size-asian="9pt" style:font-name-complex="Arial" style:font-size-complex="9pt"/>
    </style:style>
    <style:style style:name="T20" style:family="text"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normal" style:font-weight-asian="normal"/>
    </style:style>
    <style:style style:name="T23" style:family="text">
      <style:text-properties fo:language="en" fo:country="US" fo:font-weight="normal" style:font-name-asian="Times New Roman" style:font-weight-asian="normal" style:font-name-complex="Times New Roman1"/>
    </style:style>
    <style:style style:name="T24" style:family="text">
      <style:text-properties style:font-name-complex="Arial"/>
    </style:style>
    <style:style style:name="T25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7" style:family="text">
      <style:text-properties style:text-underline-style="none" fo:font-weight="bold" style:font-weight-asian="bold"/>
    </style:style>
    <style:style style:name="T28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9" style:family="text">
      <style:text-properties style:use-window-font-color="true" style:text-position="0% 100%"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30" style:family="text">
      <style:text-properties style:use-window-font-color="true"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31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2" style:family="text"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33" style:family="text">
      <style:text-properties style:use-window-font-color="true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34" style:family="text">
      <style:text-properties style:use-window-font-color="true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35" style:family="text">
      <style:text-properties style:use-window-font-color="true"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36" style:family="text">
      <style:text-properties style:use-window-font-color="true"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37" style:family="text">
      <style:text-properties style:use-window-font-color="true" style:text-position="super 58%"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38" style:family="text">
      <style:text-properties style:use-window-font-color="true" style:text-position="super 65%"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39" style:family="text">
      <style:text-properties style:text-position="super 65%" style:font-name="Arial" fo:font-size="9pt" style:font-size-asian="9pt" style:font-size-complex="9pt"/>
    </style:style>
    <style:style style:name="T40" style:family="text">
      <style:text-properties style:text-position="super 65%" style:font-name="Arial" fo:font-size="9pt" fo:language="en" fo:country="US" style:font-size-asian="9pt" style:font-size-complex="9pt"/>
    </style:style>
    <style:style style:name="T41" style:family="text">
      <style:text-properties style:text-position="super 65%" style:font-name="Arial" fo:font-size="9pt" fo:language="en" fo:country="US" style:text-underline-style="none" style:font-size-asian="9pt" style:font-name-complex="Arial" style:font-size-complex="9pt"/>
    </style:style>
    <style:style style:name="T42" style:family="text">
      <style:text-properties style:text-position="sub 65%" style:font-name="Arial" fo:font-size="9pt" fo:language="en" fo:country="US" style:font-size-asian="9pt" style:font-size-complex="9pt"/>
    </style:style>
    <style:style style:name="T43" style:family="text">
      <style:text-properties fo:color="#000000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4" style:family="text">
      <style:text-properties style:text-position="super 58%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45" style:family="text">
      <style:text-properties style:text-position="0% 100%" style:font-name="Arial" fo:font-size="9pt" fo:language="en" fo:country="US" style:text-underline-style="none" style:font-size-asian="9pt" style:font-name-complex="Arial" style:font-size-complex="9pt"/>
    </style:style>
    <style:style style:name="T46" style:family="text">
      <style:text-properties fo:font-weight="normal" style:font-weight-asian="normal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1">ПРОТОКОЛ ПРОВЕРКИ</text:p>
      <text:p text:style-name="P5"/>
      <text:p text:style-name="P10"><text:span text:style-name="T14">Измеритель-сигнализатор СРК-АТ2327</text:span><text:span text:style-name="T5"><text:tab/></text:span><text:span text:style-name="T8">Дата проверки: </text:span><text:span text:style-name="T10">$date </text:span><text:span text:style-name="T8">г.</text:span></text:p>
      <text:p text:style-name="P6"/>
      <text:p text:style-name="P6"><text:span text:style-name="T26">з/н: </text:span><text:span text:style-name="T25">$srk_serial</text:span></text:p>
      <text:p text:style-name="P6"/>
      <text:p text:style-name="P6"><text:span text:style-name="T26">Тип:</text:span><text:span text:style-name="T25"> </text:span><text:span text:style-name="Основной_20_шрифт_20_абзаца"><text:span text:style-name="T25">МРП-$mrp_type</text:span></text:span></text:p>
      <text:p text:style-name="P6"><text:span text:style-name="T27"/></text:p>
      <text:p text:style-name="Standard"><text:span text:style-name="T30">Чувствительность к гамма-излучению </text:span><text:span text:style-name="T37">137</text:span><text:span text:style-name="T30">CS типа ОСГИ-3:</text:span><text:span text:style-name="T31"><text:tab/>(</text:span><text:span text:style-name="T32">$delt </text:span><text:span text:style-name="T35">±</text:span><text:span text:style-name="T32"> </text:span><text:span text:style-name="T36">$pog_delt)</text:span><text:span text:style-name="T35"> </text:span><text:span text:style-name="T33">имп</text:span><text:span text:style-name="Основной_20_шрифт_20_абзаца"><text:span text:style-name="T35">·с</text:span></text:span><text:span text:style-name="Основной_20_шрифт_20_абзаца"><text:span text:style-name="T38">-1</text:span></text:span><text:span text:style-name="Основной_20_шрифт_20_абзаца"><text:span text:style-name="T29">/</text:span></text:span><text:span text:style-name="T36">кБк</text:span><text:span text:style-name="T34">;</text:span></text:p>
      <text:p text:style-name="P11"/>
      <text:p text:style-name="P7"/>
      <text:p text:style-name="P4">Условия эксплуатации:</text:p>
      <text:p text:style-name="P27"><text:span text:style-name="T11">- <text:s/></text:span><text:span text:style-name="T6">Температура окружающего воздуха<text:tab/><text:tab/><text:tab/>+</text:span><text:span text:style-name="T11">$temp</text:span><text:span text:style-name="T6"> °</text:span><text:span text:style-name="T11">C</text:span></text:p>
      <text:p text:style-name="P28"><text:span text:style-name="T11">- <text:s/></text:span><text:span text:style-name="T6">Атмосферное давление<text:tab/><text:tab/><text:tab/><text:tab/><text:tab/>98,5 </text:span><text:span text:style-name="T11">kPa</text:span></text:p>
      <text:p text:style-name="P28"><text:span text:style-name="T11">- <text:s/></text:span><text:span text:style-name="T6">Относительная влажность воздуха<text:tab/><text:tab/><text:tab/></text:span><text:span text:style-name="T11">$vlag</text:span><text:span text:style-name="T6"> %</text:span></text:p>
      <text:p text:style-name="P28"><text:span text:style-name="T11">- <text:s/></text:span><text:span text:style-name="T6">Радиационный фон<text:tab/><text:tab/><text:tab/><text:tab/><text:tab/></text:span><text:span text:style-name="T11">$bground</text:span><text:span text:style-name="T6"> </text:span><text:span text:style-name="T13">н</text:span><text:span text:style-name="T6">Зв/ч</text:span></text:p>
      <text:p text:style-name="P18">Эталонные средства измерений: </text:p>
      <text:p text:style-name="P21"><text:span text:style-name="T11"><text:s text:c="5"/></text:span><text:span text:style-name="T28">- $facility_src_cs_rus</text:span><text:span text:style-name="T43">;</text:span></text:p>
      <text:p text:style-name="P17"/>
      <text:p text:style-name="P32">Данные проверки</text:p>
      <text:p text:style-name="P33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19"><text:span text:style-name="T46">Монитор радиационный пешеходный МРП-</text:span><text:span text:style-name="T22">$mrp_type</text:span><text:span text:style-name="T46"> зав № </text:span><text:span text:style-name="T23">$mrp_serial</text:span><text:span text:style-name="T46"> </text:span></text:p>
            <text:p text:style-name="P20"><text:span text:style-name="Основной_20_шрифт_20_абзаца"><text:span text:style-name="T3">в составе с блоком детектирования $bd_type зав.№ </text:span></text:span><text:span text:style-name="Основной_20_шрифт_20_абзаца"><text:span text:style-name="T4">$bd_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4">Измеренное значение скорости счета фона,</text:p>
            <text:p text:style-name="P26"><text:span text:style-name="T17">с</text:span><text:span text:style-name="Основной_20_шрифт_20_абзаца"><text:span text:style-name="T39">-1</text:span></text:span></text:p>
          </table:table-cell>
          <table:covered-table-cell/>
          <table:table-cell table:style-name="t1.C2" table:number-columns-spanned="2" office:value-type="string">
            <text:p text:style-name="P24">Измеренное значение скорости счета от эталонного источника,</text:p>
            <text:p text:style-name="P26"><text:span text:style-name="T17">с</text:span><text:span text:style-name="Основной_20_шрифт_20_абзаца"><text:span text:style-name="T39">-1</text:span></text:span></text:p>
          </table:table-cell>
          <table:covered-table-cell/>
          <table:table-cell table:style-name="t1.C2" table:number-rows-spanned="2" office:value-type="string">
            <text:p text:style-name="P24">Активность источника,</text:p>
            <text:p text:style-name="P24">кБк</text:p>
          </table:table-cell>
          <table:table-cell table:style-name="t1.C2" table:number-rows-spanned="2" office:value-type="string">
            <text:p text:style-name="P24">Расчетное значение чувствитель-ности БД</text:p>
            <text:p text:style-name="P26"><text:span text:style-name="Основной_20_шрифт_20_абзаца"><text:span text:style-name="T18">S</text:span></text:span><text:span text:style-name="Основной_20_шрифт_20_абзаца"><text:span text:style-name="T42">p</text:span></text:span><text:span text:style-name="T17">, с</text:span><text:span text:style-name="Основной_20_шрифт_20_абзаца"><text:span text:style-name="T39">-1</text:span></text:span><text:span text:style-name="T17">·кБк</text:span><text:span text:style-name="Основной_20_шрифт_20_абзаца"><text:span text:style-name="T39">-1</text:span></text:span></text:p>
          </table:table-cell>
          <table:table-cell table:style-name="t1.C2" table:number-rows-spanned="2" office:value-type="string">
            <text:p text:style-name="P24">Абсолютная <text:span text:style-name="T21">погрешность</text:span> <text:span text:style-name="T21">чувствитель-ности</text:span> БД</text:p>
            <text:p text:style-name="P26"><text:span text:style-name="T17">Δ=</text:span><text:span text:style-name="T18">$delta</text:span><text:span text:style-name="T17">-</text:span><text:span text:style-name="Основной_20_шрифт_20_абзаца"><text:span text:style-name="T18">S</text:span></text:span><text:span text:style-name="Основной_20_шрифт_20_абзаца"><text:span text:style-name="T42">p</text:span></text:span><text:span text:style-name="T17">, </text:span></text:p>
            <text:p text:style-name="P26"><text:span text:style-name="Основной_20_шрифт_20_абзаца"><text:span text:style-name="T18">с</text:span></text:span><text:span text:style-name="Основной_20_шрифт_20_абзаца"><text:span text:style-name="T40">-1</text:span></text:span><text:span text:style-name="Основной_20_шрифт_20_абзаца"><text:span text:style-name="T18">·</text:span></text:span><text:span text:style-name="T17">кБк</text:span><text:span text:style-name="Основной_20_шрифт_20_абзаца"><text:span text:style-name="T39">-1</text:span></text:span></text:p>
          </table:table-cell>
          <table:table-cell table:style-name="t1.H2" table:number-rows-spanned="2" office:value-type="string">
            <text:p text:style-name="P24">Условие соответствия по ТУ</text:p>
            <text:p text:style-name="P24">Δ, не более </text:p>
            <text:p text:style-name="P26"><text:span text:style-name="Основной_20_шрифт_20_абзаца"><text:span text:style-name="T18">с</text:span></text:span><text:span text:style-name="Основной_20_шрифт_20_абзаца"><text:span text:style-name="T40">-1</text:span></text:span><text:span text:style-name="Основной_20_шрифт_20_абзаца"><text:span text:style-name="T18">·</text:span></text:span><text:span text:style-name="T17">кБк</text:span><text:span text:style-name="Основной_20_шрифт_20_абзаца"><text:span text:style-name="T39">-1</text:span></text:span></text:p>
          </table:table-cell>
        </table:table-row>
        <table:table-row table:style-name="t1.1">
          <table:table-cell table:style-name="t1.A3" office:value-type="string">
            <text:p text:style-name="P25">Результаты измерения</text:p>
          </table:table-cell>
          <table:table-cell table:style-name="t1.B3" office:value-type="string">
            <text:p text:style-name="P25">Среднее значение</text:p>
          </table:table-cell>
          <table:table-cell table:style-name="t1.B3" office:value-type="string">
            <text:p text:style-name="P25">Результаты измерения</text:p>
          </table:table-cell>
          <table:table-cell table:style-name="t1.B3" office:value-type="string">
            <text:p text:style-name="P25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1</text:p>
          </table:table-cell>
          <table:table-cell table:style-name="t1.B4" table:number-rows-spanned="5" office:value-type="string">
            <text:p text:style-name="P29">$bg_avr</text:p>
          </table:table-cell>
          <table:table-cell table:style-name="t1.C4" office:value-type="string">
            <text:p text:style-name="P9">$1-21</text:p>
          </table:table-cell>
          <table:table-cell table:style-name="t1.B4" table:number-rows-spanned="5" office:value-type="string">
            <text:p text:style-name="P12">$sr_avr</text:p>
          </table:table-cell>
          <table:table-cell table:style-name="t1.B4" table:number-rows-spanned="5" office:value-type="string">
            <text:p text:style-name="P8">$activity</text:p>
          </table:table-cell>
          <table:table-cell table:style-name="t1.B4" table:number-rows-spanned="5" office:value-type="string">
            <text:p text:style-name="P8">$sence</text:p>
          </table:table-cell>
          <table:table-cell table:style-name="t1.B4" table:number-rows-spanned="5" office:value-type="string">
            <text:p text:style-name="P8">$pogr</text:p>
          </table:table-cell>
          <table:table-cell table:style-name="t1.H4" table:number-rows-spanned="5" office:value-type="string">
            <text:p text:style-name="P24">± <text:span text:style-name="T21">$pog_delt</text:span></text:p>
          </table:table-cell>
        </table:table-row>
        <table:table-row table:style-name="t1.1">
          <table:table-cell table:style-name="t1.A4" office:value-type="string">
            <text:p text:style-name="P9">$1-12</text:p>
          </table:table-cell>
          <table:covered-table-cell/>
          <table:table-cell table:style-name="t1.C4" office:value-type="string">
            <text:p text:style-name="P9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3</text:p>
          </table:table-cell>
          <table:covered-table-cell/>
          <table:table-cell table:style-name="t1.C4" office:value-type="string">
            <text:p text:style-name="P9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9">$1-14</text:p>
          </table:table-cell>
          <table:covered-table-cell/>
          <table:table-cell table:style-name="t1.C4" office:value-type="string">
            <text:p text:style-name="P9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9">$1-15</text:p>
          </table:table-cell>
          <table:covered-table-cell/>
          <table:table-cell table:style-name="t1.C8" office:value-type="string">
            <text:p text:style-name="P9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Проверку произвел:</text:p>
          </table:table-cell>
          <table:table-cell table:style-name="Таблица1.A1" office:value-type="string">
            <text:p text:style-name="P14">$calibrat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C2" office:value-type="string">
            <text:p text:style-name="P16">(<text:span text:style-name="T24">подпись</text:span>)</text:p>
          </table:table-cell>
        </table:table-row>
        <table:table-row>
          <table:table-cell table:style-name="Таблица1.A1" office:value-type="string">
            <text:p text:style-name="P13">Технический контроль: </text:p>
          </table:table-cell>
          <table:table-cell table:style-name="Таблица1.A1" office:value-type="string">
            <text:p text:style-name="P15">$controll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2" office:value-type="string">
            <text:p text:style-name="P22"/>
          </table:table-cell>
          <table:table-cell table:style-name="Таблица1.B4" office:value-type="string">
            <text:p text:style-name="P22"/>
          </table:table-cell>
          <table:table-cell table:style-name="Таблица1.C2" office:value-type="string">
            <text:p text:style-name="P16">(<text:span text:style-name="T24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84in" fo:margin-right="0.7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3-07T13:23:16.86</dc:date>
    <meta:print-date>2019-04-03T15:18:00</meta:print-date>
    <meta:editing-cycles>166</meta:editing-cycles>
    <meta:editing-duration>PT12H11M32S</meta:editing-duration>
    <meta:generator>OpenOffice/4.1.6$Win32 OpenOffice.org_project/416m1$Build-9790</meta:generator>
    <meta:document-statistic meta:table-count="2" meta:image-count="1" meta:object-count="0" meta:page-count="1" meta:paragraph-count="59" meta:word-count="142" meta:character-count="1237"/>
  </office:meta>
</office:document-meta>
</file>